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5.2917in"/>
    </style:style>
    <style:style style:name="co10" style:family="table-column">
      <style:table-column-properties fo:break-before="auto" style:column-width="4.8563in"/>
    </style:style>
    <style:style style:name="co11" style:family="table-column">
      <style:table-column-properties fo:break-before="auto" style:column-width="5.0425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5.1138in"/>
    </style:style>
    <style:style style:name="co18" style:family="table-column">
      <style:table-column-properties fo:break-before="auto" style:column-width="3.6701in"/>
    </style:style>
    <style:style style:name="co19" style:family="table-column">
      <style:table-column-properties fo:break-before="auto" style:column-width="0.9465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8898in"/>
    </style:style>
    <style:style style:name="co22" style:family="table-column">
      <style:table-column-properties fo:break-before="auto" style:column-width="1.0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9118in" fo:break-before="auto" style:use-optimal-row-height="true"/>
    </style:style>
    <style:style style:name="ro8" style:family="table-row">
      <style:table-row-properties style:row-height="1.0882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1.4508in" fo:break-before="auto" style:use-optimal-row-height="true"/>
    </style:style>
    <style:style style:name="ro12" style:family="table-row">
      <style:table-row-properties style:row-height="1.6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33"/>
        <table:table-column table:style-name="co8" table:default-cell-style-name="ce27"/>
        <table:table-column table:style-name="co9" table:default-cell-style-name="ce38"/>
        <table:table-column table:style-name="co10" table:default-cell-style-name="ce41"/>
        <table:table-column table:style-name="co11" table:default-cell-style-name="ce45"/>
        <table:table-column table:style-name="co12" table:default-cell-style-name="ce49"/>
        <table:table-column table:style-name="co8" table:number-columns-repeated="1005" table:default-cell-style-name="ce49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ubject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ext</text:p>
          </table:table-cell>
          <table:table-cell table:style-name="ce12" office:value-type="string" calcext:value-type="string">
            <text:p>Stuggles</text:p>
          </table:table-cell>
          <table:table-cell table:style-name="ce37" office:value-type="string" calcext:value-type="string">
            <text:p>How to improve</text:p>
          </table:table-cell>
          <table:table-cell table:style-name="ce22" office:value-type="string" calcext:value-type="string">
            <text:p>Good</text:p>
          </table:table-cell>
          <table:table-cell table:style-name="ce34" office:value-type="string" calcext:value-type="string">
            <text:p>To_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LC-answer query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1" table:visibility="filter">
          <table:table-cell table:style-name="ce26" office:value-type="string" calcext:value-type="string">
            <text:p>LC-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26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</text:p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86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53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30. Minimum Absolute Difference in BST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21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44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1-03" calcext:value-type="date">
            <text:p>11/03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46. Consecutive Character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67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30" calcext:value-type="date">
            <text:p>10/30/202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83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9" calcext:value-type="date">
            <text:p>10/29/202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2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86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3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35. Lowest Common Ancestor of a Binary Search Tre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0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76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1510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10. Stone Game IV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7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4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0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08. Implement Trie (Prefix Tree)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. Longest Common Prefix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644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64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643. Maximum Average Subarray I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39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99. Count Largest Group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2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35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9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98. Diagonal Traverse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1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37" office:value-type="string" calcext:value-type="string">
            <text:p/>
            <text:p>- More greedy problems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80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5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6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FC-1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FC-14. Largest Triple Product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9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FC-2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34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43. Number of Sub-arrays of Size K and Average &gt;= Threshold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FC-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93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3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Tree</text:p>
            <text:p>BST</text:p>
          </table:table-cell>
          <table:table-cell table:style-name="ce26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38. Range Sum of BST:</text:p>
            <text:p/>
            <text:p>- Slow</text:p>
            <text:p/>
          </table:table-cell>
          <table:table-cell table:style-name="ce37" office:value-type="string" calcext:value-type="string">
            <text:p/>
            <text:p>- More problem on BSTs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694 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2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28. Random Pick with Weight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9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98. Random Pick Index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0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58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381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8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54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5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37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74. Guess Number Higher or Lower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5. Search Insert Position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0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02. Search in a Sorted Array of Unknown Siz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37" office:value-type="string" calcext:value-type="string">
            <text:p/>
            <text:p>- More Binary Search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6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6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28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639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39. Decode Ways II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036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36. Escape a Large Maze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54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9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37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84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48. Shifting Letter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5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56. Score of Parentheses:</text:p>
            <text:p/>
            <text:p>-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3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32. K-diff Pairs in an Array:</text:p>
            <text:p/>
            <text:p>-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3. Restore IP Addresses:</text:p>
            <text:p/>
            <text:p>-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1. Simplify Path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6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5. Valid Number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3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0. Surrounded Regions:</text:p>
            <text:p/>
            <text:p>-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73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7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8. First Bad Version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01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24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49. Minimum Remove to Make Valid Parenthese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69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695. Max Area of Island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18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37" office:value-type="string" calcext:value-type="string">
            <text:p/>
            <text:p>- More Divide-and-Conquer problems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62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93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2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2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0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37"/>
          <table:table-cell table:style-name="ce44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2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Tree</text:p>
            <text:p>BST</text:p>
            <text:p>Linked-List</text:p>
          </table:table-cell>
          <table:table-cell table:style-name="ce26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35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9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99. Evaluate Division:</text:p>
            <text:p/>
            <text:p>- 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7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2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51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4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37" office:value-type="string" calcext:value-type="string">
            <text:p/>
            <text:p>- More divide-and-conquer problems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9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95. Teemo Attacking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7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5" calcext:value-type="date">
            <text:p>09/25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6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67. Palindrome Permutation II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2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8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389. Find the Differenc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3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3" calcext:value-type="date">
            <text:p>09/23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37" office:value-type="string" calcext:value-type="string">
            <text:p/>
            <text:p>- More Greedy problems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8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84. Letter Case Permutation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5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150. Check If a Number Is Majority Element in a Sorted Array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6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69. Majority Element:</text:p>
            <text:p/>
          </table:table-cell>
          <table:table-cell table:style-name="ce37"/>
          <table:table-cell table:style-name="ce35" office:value-type="string" calcext:value-type="string">
            <text:p/>
            <text:p>- Much more better</text:p>
            <text:p/>
            <text:p/>
          </table:table-cell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2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37"/>
          <table:table-cell table:style-name="ce35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6. Permutation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0. Subsets II:</text:p>
            <text:p/>
            <text:p>-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52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2" table:style-name="ce26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23. Count Odd Numbers in an Interval Rang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6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66. Palindrome Permutation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09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37" office:value-type="string" calcext:value-type="string">
            <text:p/>
            <text:p>- More problems with bucket sort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11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0. Balanced Binary Tree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32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37" office:value-type="string" calcext:value-type="string">
            <text:p/>
            <text:p>- More problem with Union-Find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64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41. Design Circular Dequ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50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80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4. Search a 2D Matrix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29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9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6. Unique Binary Search Trees: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0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01. Insert into a Binary Search Tre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1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10. Inorder Successor in BST II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2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37" office:value-type="string" calcext:value-type="string">
            <text:p/>
            <text:p>- More problems about recursion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7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2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3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31. Power of Two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0. Pow(x, n)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4. Maximum Depth of Binary Tre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0. Climbing Stairs: 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0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1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70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00. Search in a Binary Search Tre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0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06. Reverse Linked List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04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2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6" calcext:value-type="date">
            <text:p>09/16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21. Maximum XOR of Two Numbers in an Array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4. Swap Nodes in Pair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4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44. Reverse String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21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37" office:value-type="string" calcext:value-type="string">
            <text:p/>
            <text:p>- Read more about combination and permutation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84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841. Keys and Room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4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42. 01 Matrix:</text:p>
            <text:p/>
            <text:p>- T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73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7" table:visibility="filter">
          <table:table-cell table:style-name="ce26" office:value-type="string" calcext:value-type="string">
            <text:p>LC-39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3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32. Implement Queue using Stack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2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25. Implement Stack using Queue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9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3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3. Clone Graph:</text:p>
            <text:p/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9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5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37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3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39. Daily Temperatures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0. Valid Parenthese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1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16. Max Stack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5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2" table:style-name="ce26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55. Min Stack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6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7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6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75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0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62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4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2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22. Sum of Root To Leaf Binary Number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7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67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72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6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60. Subarray Sum Equals K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52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03. Binary Tree Zigzag Level Order Traversal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9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90. Word Pattern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30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5" calcext:value-type="date">
            <text:p>09/05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05. All Elements in Two Binary Search Trees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17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28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24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37"/>
          <table:table-cell table:style-name="ce44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. Two Sum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5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350. Intersection of Two Arrays II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28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28. Serialize and Deserialize N-ary Tree: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97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3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1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37" office:value-type="string" calcext:value-type="string">
            <text:p/>
            <text:p>- More tree problem</text:p>
          </table:table-cell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9" table:visibility="filter">
          <table:table-cell table:style-name="ce26" office:value-type="string" calcext:value-type="string">
            <text:p>LC-10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37"/>
          <table:table-cell table:style-name="ce44"/>
          <table:table-cell table:style-name="ce48" table:number-columns-repeated="1006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8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37"/>
          <table:table-cell table:style-name="ce44"/>
          <table:table-cell table:style-name="ce48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0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37"/>
          <table:table-cell table:style-name="ce44"/>
          <table:table-cell table:style-name="ce48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0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37"/>
          <table:table-cell table:style-name="ce44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48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5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37"/>
          <table:table-cell table:style-name="ce44"/>
          <table:table-cell table:style-name="ce48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5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37"/>
          <table:table-cell table:style-name="ce44"/>
          <table:table-cell table:style-name="ce48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9" table:visibility="filter">
          <table:table-cell table:style-name="ce26" office:value-type="string" calcext:value-type="string">
            <text:p>LC-94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37"/>
          <table:table-cell table:style-name="ce44"/>
          <table:table-cell table:style-name="ce48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4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37"/>
          <table:table-cell table:style-name="ce44"/>
          <table:table-cell table:style-name="ce48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9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37"/>
          <table:table-cell table:style-name="ce44"/>
          <table:table-cell table:style-name="ce48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37"/>
          <table:table-cell table:style-name="ce44"/>
          <table:table-cell table:style-name="ce48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1. Symmetric Tree:</text:p>
            <text:p/>
          </table:table-cell>
          <table:table-cell table:style-name="ce37"/>
          <table:table-cell table:style-name="ce44"/>
          <table:table-cell table:style-name="ce48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68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37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44"/>
          <table:table-cell table:style-name="ce48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10" table:visibility="filter">
          <table:table-cell table:style-name="ce26" office:value-type="string" calcext:value-type="string">
            <text:p>LC-952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30" calcext:value-type="date">
            <text:p>08/30/2020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2" table:style-name="ce26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37"/>
          <table:table-cell table:style-name="ce44"/>
          <table:table-cell table:style-name="ce48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89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37"/>
          <table:table-cell table:style-name="ce44"/>
          <table:table-cell table:style-name="ce48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6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37"/>
          <table:table-cell table:style-name="ce44"/>
          <table:table-cell table:style-name="ce48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68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37"/>
          <table:table-cell table:style-name="ce44"/>
          <table:table-cell table:style-name="ce48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3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37"/>
          <table:table-cell table:style-name="ce44"/>
          <table:table-cell table:style-name="ce48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1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37"/>
          <table:table-cell table:style-name="ce44"/>
          <table:table-cell table:style-name="ce48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52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522. Diameter of N-Ary Tree:</text:p>
            <text:p/>
          </table:table-cell>
          <table:table-cell table:style-name="ce37"/>
          <table:table-cell table:style-name="ce44"/>
          <table:table-cell table:style-name="ce48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7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26" office:value-type="float" office:value="124" calcext:value-type="float">
            <text:p>124</text:p>
          </table:table-cell>
          <table:table-cell table:number-columns-repeated="2" table:style-name="ce26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37"/>
          <table:table-cell table:style-name="ce44"/>
          <table:table-cell table:style-name="ce48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1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37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44"/>
          <table:table-cell table:style-name="ce48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43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30. Check string is valid seq. from root to leaves of binary tree:</text:p>
            <text:p/>
          </table:table-cell>
          <table:table-cell table:style-name="ce37"/>
          <table:table-cell table:style-name="ce44"/>
          <table:table-cell table:style-name="ce48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2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29. Sum Root to Leaf Numbers:</text:p>
            <text:p/>
          </table:table-cell>
          <table:table-cell table:style-name="ce37"/>
          <table:table-cell table:style-name="ce44"/>
          <table:table-cell table:style-name="ce48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30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302. Deepest Leaves Sum:</text:p>
            <text:p/>
          </table:table-cell>
          <table:table-cell table:style-name="ce37"/>
          <table:table-cell table:style-name="ce44"/>
          <table:table-cell table:style-name="ce48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11" table:visibility="filter">
          <table:table-cell table:style-name="ce26" office:value-type="string" calcext:value-type="string">
            <text:p>LC-43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37"/>
          <table:table-cell table:style-name="ce44"/>
          <table:table-cell table:style-name="ce48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54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37"/>
          <table:table-cell table:style-name="ce44"/>
          <table:table-cell table:style-name="ce48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2. Path Sum:</text:p>
            <text:p/>
          </table:table-cell>
          <table:table-cell table:style-name="ce37"/>
          <table:table-cell table:style-name="ce44"/>
          <table:table-cell table:style-name="ce48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50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37"/>
          <table:table-cell table:style-name="ce44"/>
          <table:table-cell table:style-name="ce48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9. Palindrome Number:</text:p>
            <text:p/>
          </table:table-cell>
          <table:table-cell table:style-name="ce37"/>
          <table:table-cell table:style-name="ce44"/>
          <table:table-cell table:style-name="ce48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1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412. Fizz Buzz:</text:p>
            <text:p/>
          </table:table-cell>
          <table:table-cell table:style-name="ce37"/>
          <table:table-cell table:style-name="ce44"/>
          <table:table-cell table:style-name="ce48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Tree</text:p>
            <text:p>Linked-List</text:p>
          </table:table-cell>
          <table:table-cell table:style-name="ce26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14. Flatten Binary Tree to Linked List:</text:p>
            <text:p/>
          </table:table-cell>
          <table:table-cell table:style-name="ce37"/>
          <table:table-cell table:style-name="ce44"/>
          <table:table-cell table:style-name="ce48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36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37"/>
          <table:table-cell table:style-name="ce44"/>
          <table:table-cell table:style-name="ce48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8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Tree</text:p>
            <text:p>BST</text:p>
          </table:table-cell>
          <table:table-cell table:style-name="ce26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85. Inorder Successor in BST:</text:p>
            <text:p/>
          </table:table-cell>
          <table:table-cell table:style-name="ce37"/>
          <table:table-cell table:style-name="ce44"/>
          <table:table-cell table:style-name="ce48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99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93. Cousins in Binary Tree:</text:p>
            <text:p/>
          </table:table-cell>
          <table:table-cell table:style-name="ce37"/>
          <table:table-cell table:style-name="ce44"/>
          <table:table-cell table:style-name="ce48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9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90. N-ary Tree Postorder Traversal:</text:p>
            <text:p/>
          </table:table-cell>
          <table:table-cell table:style-name="ce37"/>
          <table:table-cell table:style-name="ce44"/>
          <table:table-cell table:style-name="ce48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2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429. N-ary Tree Level Order Traversal:</text:p>
            <text:p/>
          </table:table-cell>
          <table:table-cell table:style-name="ce37"/>
          <table:table-cell table:style-name="ce44"/>
          <table:table-cell table:style-name="ce48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02. Binary Tree Level Order Traversal:</text:p>
            <text:p/>
          </table:table-cell>
          <table:table-cell table:style-name="ce37"/>
          <table:table-cell table:style-name="ce44"/>
          <table:table-cell table:style-name="ce48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8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37"/>
          <table:table-cell table:style-name="ce44"/>
          <table:table-cell table:style-name="ce48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9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99. Binary Tree Right Side View:</text:p>
            <text:p/>
          </table:table-cell>
          <table:table-cell table:style-name="ce37"/>
          <table:table-cell table:style-name="ce44"/>
          <table:table-cell table:style-name="ce48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07. Binary Tree Level Order Traversal II:</text:p>
            <text:p/>
          </table:table-cell>
          <table:table-cell table:style-name="ce37"/>
          <table:table-cell table:style-name="ce44"/>
          <table:table-cell table:style-name="ce48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63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637. Average of Levels in Binary Tree:</text:p>
            <text:p/>
          </table:table-cell>
          <table:table-cell table:style-name="ce37"/>
          <table:table-cell table:style-name="ce44"/>
          <table:table-cell table:style-name="ce48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5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59. Maximum Depth of N-ary Tree:</text:p>
            <text:p/>
          </table:table-cell>
          <table:table-cell table:style-name="ce37"/>
          <table:table-cell table:style-name="ce44"/>
          <table:table-cell table:style-name="ce48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11. Minimum Depth of Binary Tree:</text:p>
            <text:p/>
          </table:table-cell>
          <table:table-cell table:style-name="ce37"/>
          <table:table-cell table:style-name="ce44"/>
          <table:table-cell table:style-name="ce48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0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04. Maximum Depth of Binary Tree</text:p>
            <text:p/>
          </table:table-cell>
          <table:table-cell table:style-name="ce37"/>
          <table:table-cell table:style-name="ce44"/>
          <table:table-cell table:style-name="ce48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ED-00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37"/>
          <table:table-cell table:style-name="ce44"/>
          <table:table-cell table:style-name="ce48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72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37"/>
          <table:table-cell table:style-name="ce44"/>
          <table:table-cell table:style-name="ce48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6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1. Rotate List:</text:p>
            <text:p/>
          </table:table-cell>
          <table:table-cell table:style-name="ce37"/>
          <table:table-cell table:style-name="ce44"/>
          <table:table-cell table:style-name="ce48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0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404. Sum of Left Leaves:</text:p>
            <text:p/>
          </table:table-cell>
          <table:table-cell table:style-name="ce37"/>
          <table:table-cell table:style-name="ce44"/>
          <table:table-cell table:style-name="ce48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37"/>
          <table:table-cell table:style-name="ce44"/>
          <table:table-cell table:style-name="ce48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032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37" office:value-type="string" calcext:value-type="string">
            <text:p/>
            <text:p>- More problems on Trie</text:p>
          </table:table-cell>
          <table:table-cell table:style-name="ce44" office:value-type="string" calcext:value-type="string">
            <text:p/>
            <text:p>- I noticed the solution early</text:p>
          </table:table-cell>
          <table:table-cell table:style-name="ce48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05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37" office:value-type="string" calcext:value-type="string">
            <text:p/>
            <text:p>- More problems on Greedy approach</text:p>
          </table:table-cell>
          <table:table-cell table:style-name="ce44" office:value-type="string" calcext:value-type="string">
            <text:p/>
            <text:p>- I implemented a DFS approach very quickly</text:p>
          </table:table-cell>
          <table:table-cell table:style-name="ce48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9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37"/>
          <table:table-cell table:style-name="ce44"/>
          <table:table-cell table:style-name="ce48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9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37"/>
          <table:table-cell table:style-name="ce44"/>
          <table:table-cell table:style-name="ce48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55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37"/>
          <table:table-cell table:style-name="ce44"/>
          <table:table-cell table:style-name="ce48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765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37"/>
          <table:table-cell table:style-name="ce44"/>
          <table:table-cell table:style-name="ce48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10" table:visibility="filter">
          <table:table-cell table:style-name="ce26" office:value-type="string" calcext:value-type="string">
            <text:p>LC-1060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37"/>
          <table:table-cell table:style-name="ce44"/>
          <table:table-cell table:style-name="ce48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1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1. First Missing Positive:</text:p>
            <text:p/>
          </table:table-cell>
          <table:table-cell table:style-name="ce37"/>
          <table:table-cell table:style-name="ce44"/>
          <table:table-cell table:style-name="ce48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4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42. Find All Duplicates in an Array: </text:p>
            <text:p/>
          </table:table-cell>
          <table:table-cell table:style-name="ce37"/>
          <table:table-cell table:style-name="ce44"/>
          <table:table-cell table:style-name="ce48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90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905. Sort Array By Parity:</text:p>
            <text:p/>
          </table:table-cell>
          <table:table-cell table:style-name="ce37"/>
          <table:table-cell table:style-name="ce44"/>
          <table:table-cell table:style-name="ce48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53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37"/>
          <table:table-cell table:style-name="ce44"/>
          <table:table-cell table:style-name="ce48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8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37"/>
          <table:table-cell table:style-name="ce44"/>
          <table:table-cell table:style-name="ce48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4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37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44"/>
          <table:table-cell table:style-name="ce48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6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37"/>
          <table:table-cell table:style-name="ce44"/>
          <table:table-cell table:style-name="ce48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ED-00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ED-003.  Cyclic Sort:</text:p>
            <text:p/>
            <text:p/>
          </table:table-cell>
          <table:table-cell table:style-name="ce37"/>
          <table:table-cell table:style-name="ce44"/>
          <table:table-cell table:style-name="ce48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82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9" calcext:value-type="date">
            <text:p>08/19/202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37"/>
          <table:table-cell table:style-name="ce44"/>
          <table:table-cell table:style-name="ce48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96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8" calcext:value-type="date">
            <text:p>08/18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37"/>
          <table:table-cell table:style-name="ce44"/>
          <table:table-cell table:style-name="ce48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61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[.D321]" office:value-type="date" office:date-value="2020-08-18" calcext:value-type="date">
            <text:p>08/18/202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37"/>
          <table:table-cell table:style-name="ce44"/>
          <table:table-cell table:style-name="ce48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8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37"/>
          <table:table-cell table:style-name="ce44"/>
          <table:table-cell table:style-name="ce48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79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59. Employee Free Time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10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26" office:value-type="string" calcext:value-type="string">
            <text:p>review</text:p>
          </table:table-cell>
          <table:table-cell table:style-name="ce35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37"/>
          <table:table-cell table:style-name="ce44"/>
          <table:table-cell table:style-name="ce48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ED-00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 ED-002. Maximum CPU Load:</text:p>
            <text:p/>
          </table:table-cell>
          <table:table-cell table:style-name="ce37"/>
          <table:table-cell table:style-name="ce44"/>
          <table:table-cell table:style-name="ce48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25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37"/>
          <table:table-cell table:style-name="ce44"/>
          <table:table-cell table:style-name="ce48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8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37"/>
          <table:table-cell table:style-name="ce44"/>
          <table:table-cell table:style-name="ce48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23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37"/>
          <table:table-cell table:style-name="ce44"/>
          <table:table-cell table:style-name="ce48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3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5" calcext:value-type="date">
            <text:p>08/15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37"/>
          <table:table-cell table:style-name="ce44"/>
          <table:table-cell table:style-name="ce48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0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4" calcext:value-type="date">
            <text:p>08/14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26" office:value-type="string" calcext:value-type="string">
            <text:p>done</text:p>
          </table:table-cell>
          <table:table-cell table:style-name="ce37" office:value-type="string" calcext:value-type="string">
            <text:p>LC-409. Longest Palindrome:</text:p>
            <text:p/>
            <text:p/>
          </table:table-cell>
          <table:table-cell table:style-name="ce37"/>
          <table:table-cell table:style-name="ce44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48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7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37"/>
          <table:table-cell table:style-name="ce44"/>
          <table:table-cell table:style-name="ce48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28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5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37"/>
          <table:table-cell table:style-name="ce44"/>
          <table:table-cell table:style-name="ce48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37"/>
          <table:table-cell table:style-name="ce44"/>
          <table:table-cell table:style-name="ce48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19. Pascal's Triangle II:</text:p>
            <text:p/>
          </table:table-cell>
          <table:table-cell table:style-name="ce37"/>
          <table:table-cell table:style-name="ce44"/>
          <table:table-cell table:style-name="ce48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118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18. Pascal's Triangle:</text:p>
            <text:p/>
          </table:table-cell>
          <table:table-cell table:style-name="ce37"/>
          <table:table-cell table:style-name="ce44"/>
          <table:table-cell table:style-name="ce48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70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37"/>
          <table:table-cell table:style-name="ce44"/>
          <table:table-cell table:style-name="ce48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3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37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44"/>
          <table:table-cell table:style-name="ce48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47. Insertion Sort List:</text:p>
            <text:p/>
            <text:p>- </text:p>
            <text:p/>
          </table:table-cell>
          <table:table-cell table:style-name="ce37"/>
          <table:table-cell table:style-name="ce44"/>
          <table:table-cell table:style-name="ce48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4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37"/>
          <table:table-cell table:style-name="ce44"/>
          <table:table-cell table:style-name="ce48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34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344. Reverse String:</text:p>
            <text:p/>
            <text:p/>
          </table:table-cell>
          <table:table-cell table:style-name="ce37" office:value-type="string" calcext:value-type="string">
            <text:p>- More BST problems</text:p>
          </table:table-cell>
          <table:table-cell table:style-name="ce44"/>
          <table:table-cell table:style-name="ce48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4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37"/>
          <table:table-cell table:style-name="ce44"/>
          <table:table-cell table:style-name="ce48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45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37"/>
          <table:table-cell table:style-name="ce44"/>
          <table:table-cell table:style-name="ce48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7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Tree</text:p>
          </table:table-cell>
          <table:table-cell table:style-name="ce26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37"/>
          <table:table-cell table:style-name="ce44"/>
          <table:table-cell table:style-name="ce48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7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37"/>
          <table:table-cell table:style-name="ce44"/>
          <table:table-cell table:style-name="ce48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99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9" calcext:value-type="date">
            <text:p>08/09/202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Graph</text:p>
          </table:table-cell>
          <table:table-cell table:style-name="ce26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37"/>
          <table:table-cell table:style-name="ce44"/>
          <table:table-cell table:style-name="ce48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23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37"/>
          <table:table-cell table:style-name="ce44"/>
          <table:table-cell table:style-name="ce48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9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37" office:value-type="string" calcext:value-type="string">
            <text:p/>
            <text:p>- More linked list problems</text:p>
          </table:table-cell>
          <table:table-cell table:style-name="ce44"/>
          <table:table-cell table:style-name="ce48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8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37"/>
          <table:table-cell table:style-name="ce44" office:value-type="string" calcext:value-type="string">
            <text:p/>
            <text:p>- I used sentinel node pattern</text:p>
            <text:p/>
          </table:table-cell>
          <table:table-cell table:style-name="ce48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1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37"/>
          <table:table-cell table:style-name="ce44"/>
          <table:table-cell table:style-name="ce48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14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43. Reorder List:</text:p>
            <text:p/>
            <text:p>- I am still slow </text:p>
            <text:p/>
          </table:table-cell>
          <table:table-cell table:style-name="ce37"/>
          <table:table-cell table:style-name="ce44"/>
          <table:table-cell table:style-name="ce48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23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34. Palindrome Linked List:</text:p>
            <text:p/>
            <text:p/>
          </table:table-cell>
          <table:table-cell table:style-name="ce37"/>
          <table:table-cell table:style-name="ce44"/>
          <table:table-cell table:style-name="ce48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02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th</text:p>
          </table:table-cell>
          <table:table-cell table:style-name="ce26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37"/>
          <table:table-cell table:style-name="ce44"/>
          <table:table-cell table:style-name="ce48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7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37"/>
          <table:table-cell table:style-name="ce44"/>
          <table:table-cell table:style-name="ce48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32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328. Odd Even Linked List:</text:p>
            <text:p/>
          </table:table-cell>
          <table:table-cell table:style-name="ce37"/>
          <table:table-cell table:style-name="ce44"/>
          <table:table-cell table:style-name="ce48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44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42. Find All Duplicates in an Array:</text:p>
            <text:p/>
          </table:table-cell>
          <table:table-cell table:style-name="ce37"/>
          <table:table-cell table:style-name="ce44"/>
          <table:table-cell table:style-name="ce48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45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37"/>
          <table:table-cell table:style-name="ce44"/>
          <table:table-cell table:style-name="ce48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2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92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37"/>
          <table:table-cell table:style-name="ce44"/>
          <table:table-cell table:style-name="ce48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8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581. Shortest Unsorted Continuous Subarray:</text:p>
            <text:p/>
          </table:table-cell>
          <table:table-cell table:style-name="ce37"/>
          <table:table-cell table:style-name="ce44"/>
          <table:table-cell table:style-name="ce48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3" table:visibility="filter">
          <table:table-cell table:style-name="ce26" office:value-type="string" calcext:value-type="string">
            <text:p>LC-844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44. Backspace String Compare:</text:p>
            <text:p/>
            <text:p/>
          </table:table-cell>
          <table:table-cell table:style-name="ce37"/>
          <table:table-cell table:style-name="ce44"/>
          <table:table-cell table:style-name="ce48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37"/>
          <table:table-cell table:style-name="ce44"/>
          <table:table-cell table:style-name="ce48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ED-001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37"/>
          <table:table-cell table:style-name="ce44"/>
          <table:table-cell table:style-name="ce48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713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37"/>
          <table:table-cell table:style-name="ce44"/>
          <table:table-cell table:style-name="ce48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59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59. 3Sum Smaller:</text:p>
            <text:p/>
          </table:table-cell>
          <table:table-cell table:style-name="ce37"/>
          <table:table-cell table:style-name="ce44"/>
          <table:table-cell table:style-name="ce48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16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37"/>
          <table:table-cell table:style-name="ce44" office:value-type="string" calcext:value-type="string">
            <text:p/>
            <text:p>- Better than the 1<text:span text:style-name="T1">st</text:span>. Time</text:p>
          </table:table-cell>
          <table:table-cell table:style-name="ce48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15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37"/>
          <table:table-cell table:style-name="ce44"/>
          <table:table-cell table:style-name="ce48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97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977. Squares of a Sorted Array:</text:p>
            <text:p/>
          </table:table-cell>
          <table:table-cell table:style-name="ce37"/>
          <table:table-cell table:style-name="ce44"/>
          <table:table-cell table:style-name="ce48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125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37"/>
          <table:table-cell table:style-name="ce44"/>
          <table:table-cell table:style-name="ce48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8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83. Move Zeroes:</text:p>
            <text:p/>
          </table:table-cell>
          <table:table-cell table:style-name="ce37"/>
          <table:table-cell table:style-name="ce44"/>
          <table:table-cell table:style-name="ce48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27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37"/>
          <table:table-cell table:style-name="ce44"/>
          <table:table-cell table:style-name="ce48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26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26. Remove Duplicates from Sorted Array:</text:p>
            <text:p/>
          </table:table-cell>
          <table:table-cell table:style-name="ce37"/>
          <table:table-cell table:style-name="ce44"/>
          <table:table-cell table:style-name="ce48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82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26" office:value-type="string" calcext:value-type="string">
            <text:p>toreview</text:p>
          </table:table-cell>
          <table:table-cell table:style-name="ce35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37" office:value-type="string" calcext:value-type="string">
            <text:p/>
            <text:p>- More problems with linked lists</text:p>
          </table:table-cell>
          <table:table-cell table:style-name="ce44" office:value-type="string" calcext:value-type="string">
            <text:p/>
            <text:p>- I used sentinel pattern</text:p>
          </table:table-cell>
          <table:table-cell table:style-name="ce48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83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Linked-List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83. Remove Duplicates from Sorted List:</text:p>
            <text:p/>
          </table:table-cell>
          <table:table-cell table:style-name="ce37"/>
          <table:table-cell table:style-name="ce44"/>
          <table:table-cell table:style-name="ce48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30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37"/>
          <table:table-cell table:style-name="ce44"/>
          <table:table-cell table:style-name="ce48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72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37"/>
          <table:table-cell table:style-name="ce44"/>
          <table:table-cell table:style-name="ce48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9" table:visibility="filter">
          <table:table-cell table:style-name="ce26" office:value-type="string" calcext:value-type="string">
            <text:p>LC-76</text:p>
          </table:table-cell>
          <table:table-cell table:style-name="ce26" office:value-type="string" calcext:value-type="string">
            <text:p>Hard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7"/>
          <table:table-cell table:style-name="ce44"/>
          <table:table-cell table:style-name="ce48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438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7"/>
          <table:table-cell table:style-name="ce44"/>
          <table:table-cell table:style-name="ce48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6" table:visibility="filter">
          <table:table-cell table:style-name="ce26" office:value-type="string" calcext:value-type="string">
            <text:p>LC-56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7"/>
          <table:table-cell table:style-name="ce44"/>
          <table:table-cell table:style-name="ce48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8" table:visibility="filter">
          <table:table-cell table:style-name="ce26" office:value-type="string" calcext:value-type="string">
            <text:p>LC-359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Hash/Set</text:p>
            <text:p>Queue/Stack</text:p>
          </table:table-cell>
          <table:table-cell table:style-name="ce26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7" office:value-type="string" calcext:value-type="string">
            <text:p/>
            <text:p>- More problems with queue datastructure</text:p>
          </table:table-cell>
          <table:table-cell table:style-name="ce44"/>
          <table:table-cell table:style-name="ce48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table:style-name="ce26" office:value-type="string" calcext:value-type="string">
            <text:p>LC-520</text:p>
          </table:table-cell>
          <table:table-cell table:style-name="ce26" office:value-type="string" calcext:value-type="string">
            <text:p>Easy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26" office:value-type="string" calcext:value-type="string">
            <text:p>done</text:p>
          </table:table-cell>
          <table:table-cell table:style-name="ce35" office:value-type="string" calcext:value-type="string">
            <text:p>LC-520. Detect Capital:</text:p>
            <text:p/>
          </table:table-cell>
          <table:table-cell table:style-name="ce37"/>
          <table:table-cell table:style-name="ce44"/>
          <table:table-cell table:style-name="ce48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4" table:visibility="filter">
          <table:table-cell table:style-name="ce26" office:value-type="string" calcext:value-type="string">
            <text:p>LC-567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7"/>
          <table:table-cell table:style-name="ce44"/>
          <table:table-cell table:style-name="ce48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2" table:visibility="filter">
          <table:table-cell table:style-name="ce26" office:value-type="string" calcext:value-type="string">
            <text:p>LC-424</text:p>
          </table:table-cell>
          <table:table-cell table:style-name="ce26" office:value-type="string" calcext:value-type="string">
            <text:p>Medium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5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7"/>
          <table:table-cell table:style-name="ce44"/>
          <table:table-cell table:style-name="ce48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48" table:number-columns-repeated="1005"/>
          <table:table-cell table:style-name="ce57" table:number-columns-repeated="6"/>
        </table:table-row>
        <table:table-row table:style-name="ro5" table:visibility="filter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1" calcext:value-type="date">
            <text:p>07/31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48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48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48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48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30" calcext:value-type="date">
            <text:p>07/30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48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48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48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9" calcext:value-type="date">
            <text:p>07/29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48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8" calcext:value-type="date">
            <text:p>07/28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48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7" calcext:value-type="date">
            <text:p>07/27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48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7" calcext:value-type="date">
            <text:p>07/27/2020</text:p>
          </table:table-cell>
          <table:table-cell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48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6" calcext:value-type="date">
            <text:p>07/26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48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48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48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48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48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5" calcext:value-type="date">
            <text:p>07/25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48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48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48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48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4" calcext:value-type="date">
            <text:p>07/24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48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48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48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48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48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48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48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48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48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48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48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2" calcext:value-type="date">
            <text:p>07/22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48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48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48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48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48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48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48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48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48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48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20" calcext:value-type="date">
            <text:p>07/20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48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9" calcext:value-type="date">
            <text:p>07/19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48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8" calcext:value-type="date">
            <text:p>07/18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48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7" calcext:value-type="date">
            <text:p>07/17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48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7" calcext:value-type="date">
            <text:p>07/17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48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48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48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48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48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48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48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48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48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5" calcext:value-type="date">
            <text:p>07/15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48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48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48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 table:visibility="filter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4" calcext:value-type="date">
            <text:p>07/14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48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48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48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48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48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3" calcext:value-type="date">
            <text:p>07/13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48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48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48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48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48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1" calcext:value-type="date">
            <text:p>07/11/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39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48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48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48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8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0" calcext:value-type="date">
            <text:p>07/10/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8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48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48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 table:visibility="filter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9" calcext:value-type="date">
            <text:p>07/09/2020</text:p>
          </table:table-cell>
          <table:table-cell office:value-type="float" office:value="120" calcext:value-type="float">
            <text:p>120</text:p>
          </table:table-cell>
          <table:table-cell table:style-name="ce26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48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8" calcext:value-type="date">
            <text:p>07/08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26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48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8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48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48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8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48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48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6" calcext:value-type="date">
            <text:p>07/06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48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48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4" calcext:value-type="date">
            <text:p>07/04/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48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4" calcext:value-type="date">
            <text:p>07/0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48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table:style-name="ce28" office:value-type="string" calcext:value-type="string">
            <text:p>LC-669</text:p>
          </table:table-cell>
          <table:table-cell table:style-name="ce28" office:value-type="string" calcext:value-type="string">
            <text:p>Easy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date" office:date-value="2020-07-04" calcext:value-type="date">
            <text:p>07/04/20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string" calcext:value-type="string">
            <text:p>Tree</text:p>
            <text:p>BST</text:p>
          </table:table-cell>
          <table:table-cell table:style-name="ce28"/>
          <table:table-cell table:formula="of:= 10 - ([.$E471] - 20)/4" office:value-type="float" office:value="-15" calcext:value-type="float">
            <text:p>-15.00</text:p>
          </table:table-cell>
          <table:table-cell table:style-name="ce28" office:value-type="string" calcext:value-type="string">
            <text:p>toreview</text:p>
          </table:table-cell>
          <table:table-cell table:style-name="ce39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42"/>
          <table:table-cell table:style-name="ce46"/>
          <table:table-cell table:style-name="ce48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56" table:number-columns-repeated="1005"/>
          <table:table-cell table:number-columns-repeated="6"/>
        </table:table-row>
        <table:table-row table:style-name="ro1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20-07-03" calcext:value-type="date">
            <text:p>07/03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48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2" calcext:value-type="date">
            <text:p>07/02/2020</text:p>
          </table:table-cell>
          <table:table-cell office:value-type="float" office:value="60" calcext:value-type="float">
            <text:p>60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48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2" calcext:value-type="date">
            <text:p>07/02/2020</text:p>
          </table:table-cell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48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1" calcext:value-type="date">
            <text:p>07/01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48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visibility="filter" table:number-rows-repeated="4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6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1048088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27"/>
        <table:table-column table:style-name="co13" table:default-cell-style-name="ce27"/>
        <table:table-column table:style-name="co14" table:default-cell-style-name="ce27"/>
        <table:table-column table:style-name="co4" table:default-cell-style-name="ce27"/>
        <table:table-column table:style-name="co15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38"/>
        <table:table-column table:style-name="co18" table:default-cell-style-name="ce41"/>
        <table:table-column table:style-name="co11" table:default-cell-style-name="ce45"/>
        <table:table-column table:style-name="co8" table:number-columns-repeated="1013" table:default-cell-style-name="ce49"/>
        <table:table-row table:style-name="ro1">
          <table:table-cell table:style-name="ce59" office:value-type="string" calcext:value-type="string">
            <text:p>Problem</text:p>
          </table:table-cell>
          <table:table-cell table:style-name="ce59" office:value-type="string" calcext:value-type="string">
            <text:p>Exp. Difficulty</text:p>
          </table:table-cell>
          <table:table-cell table:style-name="ce59" office:value-type="string" calcext:value-type="string">
            <text:p>Attempt</text:p>
          </table:table-cell>
          <table:table-cell table:style-name="ce59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Subjects</text:p>
          </table:table-cell>
          <table:table-cell table:style-name="ce62"/>
          <table:table-cell table:style-name="ce62" office:value-type="string" calcext:value-type="string">
            <text:p>Next</text:p>
          </table:table-cell>
          <table:table-cell table:style-name="ce63" office:value-type="string" calcext:value-type="string">
            <text:p>Stuggles</text:p>
          </table:table-cell>
          <table:table-cell table:style-name="ce7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59" table:number-columns-repeated="4"/>
          <table:table-cell table:style-name="ce62" table:number-columns-repeated="4"/>
          <table:table-cell table:style-name="ce63"/>
          <table:table-cell table:style-name="ce70"/>
          <table:table-cell table:number-columns-repeated="1014"/>
        </table:table-row>
        <table:table-row table:style-name="ro1">
          <table:table-cell table:style-name="ce28" table:number-columns-repeated="3"/>
          <table:table-cell table:style-name="ce32"/>
          <table:table-cell table:style-name="ce28" table:number-columns-repeated="4"/>
          <table:table-cell table:style-name="ce39"/>
          <table:table-cell table:style-name="ce42"/>
          <table:table-cell table:style-name="ce46"/>
          <table:table-cell table:style-name="ce56" table:number-columns-repeated="1013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09/28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-16" calcext:value-type="float">
            <text:p>-16</text:p>
          </table:table-cell>
          <table:table-cell table:style-name="ce1" office:value-type="string" calcext:value-type="string">
            <text:p>toreview</text:p>
          </table:table-cell>
          <table:table-cell table:style-name="ce68" office:value-type="string" calcext:value-type="string">
            <text:p>Design WhatsApp:</text:p>
          </table:table-cell>
          <table:table-cell table:style-name="ce12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37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4" table:number-columns-repeated="1006"/>
          <table:table-cell table:style-name="ce57" table:number-columns-repeated="6"/>
        </table:table-row>
        <table:table-row table:style-name="ro1" table:number-rows-repeated="4">
          <table:table-cell table:number-columns-repeated="3"/>
          <table:table-cell table:style-name="ce3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19.0421in" svg:height="8.2083in" svg:x="0in" svg:y="0.4264in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31"/>
        <table:table-column table:style-name="co19" table:default-cell-style-name="ce27"/>
        <table:table-column table:style-name="co2" table:default-cell-style-name="ce27"/>
        <table:table-column table:style-name="co5" table:default-cell-style-name="ce27"/>
        <table:table-column table:style-name="co8" table:default-cell-style-name="ce49"/>
        <table:table-column table:style-name="co12" table:default-cell-style-name="ce49"/>
        <table:table-column table:style-name="co8" table:number-columns-repeated="1000" table:default-cell-style-name="ce49"/>
        <table:table-column table:style-name="co8" table:number-columns-repeated="5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Hard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To_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9" calcext:value-type="date">
            <text:p>01/19/2021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8" calcext:value-type="date">
            <text:p>01/18/2021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7" calcext:value-type="date">
            <text:p>01/17/2021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6" calcext:value-type="date">
            <text:p>01/16/2021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5" calcext:value-type="date">
            <text:p>01/15/202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4" calcext:value-type="date">
            <text:p>01/14/2021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3" calcext:value-type="date">
            <text:p>01/13/2021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2" calcext:value-type="date">
            <text:p>01/12/2021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1" calcext:value-type="date">
            <text:p>01/11/202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10" calcext:value-type="date">
            <text:p>01/10/2021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9" calcext:value-type="date">
            <text:p>01/09/2021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8" calcext:value-type="date">
            <text:p>01/08/2021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7" calcext:value-type="date">
            <text:p>01/07/2021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6" calcext:value-type="date">
            <text:p>01/06/2021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5" calcext:value-type="date">
            <text:p>01/05/202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4" calcext:value-type="date">
            <text:p>01/04/2021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3" calcext:value-type="date">
            <text:p>01/03/2021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2" calcext:value-type="date">
            <text:p>01/02/2021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1-01-01" calcext:value-type="date">
            <text:p>01/01/202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31" calcext:value-type="date">
            <text:p>12/31/2020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30" calcext:value-type="date">
            <text:p>12/30/202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9" calcext:value-type="date">
            <text:p>12/29/2020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8" calcext:value-type="date">
            <text:p>12/28/2020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7" calcext:value-type="date">
            <text:p>12/27/2020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6" calcext:value-type="date">
            <text:p>12/26/2020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5" calcext:value-type="date">
            <text:p>12/25/20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4" calcext:value-type="date">
            <text:p>12/24/2020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3" calcext:value-type="date">
            <text:p>12/23/2020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2" calcext:value-type="date">
            <text:p>12/22/2020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1" calcext:value-type="date">
            <text:p>12/21/2020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20" calcext:value-type="date">
            <text:p>12/20/20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9" calcext:value-type="date">
            <text:p>12/19/2020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8" calcext:value-type="date">
            <text:p>12/18/2020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7" calcext:value-type="date">
            <text:p>12/17/2020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6" calcext:value-type="date">
            <text:p>12/16/2020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5" calcext:value-type="date">
            <text:p>12/15/202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4" calcext:value-type="date">
            <text:p>12/14/2020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3" calcext:value-type="date">
            <text:p>12/13/2020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2" calcext:value-type="date">
            <text:p>12/12/2020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1" calcext:value-type="date">
            <text:p>12/11/2020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10" calcext:value-type="date">
            <text:p>12/10/202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9" calcext:value-type="date">
            <text:p>12/09/2020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8" calcext:value-type="date">
            <text:p>12/08/2020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7" calcext:value-type="date">
            <text:p>12/07/2020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6" calcext:value-type="date">
            <text:p>12/06/2020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5" calcext:value-type="date">
            <text:p>12/05/2020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4" calcext:value-type="date">
            <text:p>12/04/202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3" calcext:value-type="date">
            <text:p>12/03/2020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2" calcext:value-type="date">
            <text:p>12/02/2020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2-01" calcext:value-type="date">
            <text:p>12/01/2020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30" calcext:value-type="date">
            <text:p>11/30/202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9" calcext:value-type="date">
            <text:p>11/29/2020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8" calcext:value-type="date">
            <text:p>11/28/2020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7" calcext:value-type="date">
            <text:p>11/27/2020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6" calcext:value-type="date">
            <text:p>11/26/2020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5" calcext:value-type="date">
            <text:p>11/25/2020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4" calcext:value-type="date">
            <text:p>11/24/20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3" calcext:value-type="date">
            <text:p>11/23/2020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2" calcext:value-type="date">
            <text:p>11/22/2020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1" calcext:value-type="date">
            <text:p>11/21/2020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20" calcext:value-type="date">
            <text:p>11/20/20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9" calcext:value-type="date">
            <text:p>11/19/2020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8" calcext:value-type="date">
            <text:p>11/18/2020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7" calcext:value-type="date">
            <text:p>11/17/2020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6" calcext:value-type="date">
            <text:p>11/16/2020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5" calcext:value-type="date">
            <text:p>11/15/2020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4" calcext:value-type="date">
            <text:p>11/14/202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3" calcext:value-type="date">
            <text:p>11/13/2020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2" calcext:value-type="date">
            <text:p>11/12/2020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1" calcext:value-type="date">
            <text:p>11/11/2020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10" calcext:value-type="date">
            <text:p>11/10/202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9" calcext:value-type="date">
            <text:p>11/09/2020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8" calcext:value-type="date">
            <text:p>11/08/2020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7" calcext:value-type="date">
            <text:p>11/07/2020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6" calcext:value-type="date">
            <text:p>11/06/2020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5" calcext:value-type="date">
            <text:p>11/05/2020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4" calcext:value-type="date">
            <text:p>11/04/2020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3" calcext:value-type="date">
            <text:p>11/03/202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2" calcext:value-type="date">
            <text:p>11/02/2020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1-01" calcext:value-type="date">
            <text:p>11/01/2020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0-31" calcext:value-type="date">
            <text:p>10/31/2020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0-30" calcext:value-type="date">
            <text:p>10/30/202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 table:visibility="filter">
          <table:table-cell table:style-name="ce6" office:value-type="date" office:date-value="2020-10-29" calcext:value-type="date">
            <text:p>10/29/2020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8" calcext:value-type="date">
            <text:p>10/28/2020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7" calcext:value-type="date">
            <text:p>10/27/2020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6" calcext:value-type="date">
            <text:p>10/26/2020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5" calcext:value-type="date">
            <text:p>10/25/2020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4" calcext:value-type="date">
            <text:p>10/24/20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3" calcext:value-type="date">
            <text:p>10/23/2020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2" calcext:value-type="date">
            <text:p>10/22/2020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1" calcext:value-type="date">
            <text:p>10/21/2020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20" calcext:value-type="date">
            <text:p>10/20/20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9" calcext:value-type="date">
            <text:p>10/19/2020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8" calcext:value-type="date">
            <text:p>10/18/2020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7" calcext:value-type="date">
            <text:p>10/17/2020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6" calcext:value-type="date">
            <text:p>10/16/2020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5" calcext:value-type="date">
            <text:p>10/15/2020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4" calcext:value-type="date">
            <text:p>10/14/202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3" calcext:value-type="date">
            <text:p>10/13/2020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2" calcext:value-type="date">
            <text:p>10/12/2020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1" calcext:value-type="date">
            <text:p>10/11/2020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10" calcext:value-type="date">
            <text:p>10/10/202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9" calcext:value-type="date">
            <text:p>10/09/2020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8" calcext:value-type="date">
            <text:p>10/08/2020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7" calcext:value-type="date">
            <text:p>10/07/2020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6" calcext:value-type="date">
            <text:p>10/06/2020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5" calcext:value-type="date">
            <text:p>10/05/2020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4" calcext:value-type="date">
            <text:p>10/04/2020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3" calcext:value-type="date">
            <text:p>10/03/2020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2" calcext:value-type="date">
            <text:p>10/02/2020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10-01" calcext:value-type="date">
            <text:p>10/01/2020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30" calcext:value-type="date">
            <text:p>09/30/202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9" calcext:value-type="date">
            <text:p>09/29/2020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8" calcext:value-type="date">
            <text:p>09/28/2020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7" calcext:value-type="date">
            <text:p>09/27/2020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6" calcext:value-type="date">
            <text:p>09/26/2020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5" calcext:value-type="date">
            <text:p>09/25/2020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4" calcext:value-type="date">
            <text:p>09/24/2020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3" calcext:value-type="date">
            <text:p>09/23/2020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2" calcext:value-type="date">
            <text:p>09/22/2020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1" calcext:value-type="date">
            <text:p>09/21/2020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20" calcext:value-type="date">
            <text:p>09/20/20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9" calcext:value-type="date">
            <text:p>09/19/2020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8" calcext:value-type="date">
            <text:p>09/18/2020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7" calcext:value-type="date">
            <text:p>09/17/2020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6" calcext:value-type="date">
            <text:p>09/16/2020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5" calcext:value-type="date">
            <text:p>09/15/2020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4" calcext:value-type="date">
            <text:p>09/14/2020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3" calcext:value-type="date">
            <text:p>09/13/2020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2" calcext:value-type="date">
            <text:p>09/12/2020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1" calcext:value-type="date">
            <text:p>09/11/2020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10" calcext:value-type="date">
            <text:p>09/10/202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9" calcext:value-type="date">
            <text:p>09/09/2020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8" calcext:value-type="date">
            <text:p>09/08/2020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7" calcext:value-type="date">
            <text:p>09/07/2020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6" calcext:value-type="date">
            <text:p>09/06/2020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5" calcext:value-type="date">
            <text:p>09/05/2020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4" calcext:value-type="date">
            <text:p>09/04/2020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3" calcext:value-type="date">
            <text:p>09/03/2020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2" calcext:value-type="date">
            <text:p>09/02/2020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9-01" calcext:value-type="date">
            <text:p>09/01/2020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31" calcext:value-type="date">
            <text:p>08/31/2020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30" calcext:value-type="date">
            <text:p>08/30/202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9" calcext:value-type="date">
            <text:p>08/29/2020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8" calcext:value-type="date">
            <text:p>08/28/2020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7" calcext:value-type="date">
            <text:p>08/27/2020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6" calcext:value-type="date">
            <text:p>08/26/2020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5" calcext:value-type="date">
            <text:p>08/25/2020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4" calcext:value-type="date">
            <text:p>08/24/2020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3" calcext:value-type="date">
            <text:p>08/23/2020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2" calcext:value-type="date">
            <text:p>08/22/2020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1" calcext:value-type="date">
            <text:p>08/21/2020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20" calcext:value-type="date">
            <text:p>08/20/20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9" calcext:value-type="date">
            <text:p>08/19/2020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8" calcext:value-type="date">
            <text:p>08/18/2020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7" calcext:value-type="date">
            <text:p>08/17/2020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6" calcext:value-type="date">
            <text:p>08/16/2020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5" calcext:value-type="date">
            <text:p>08/15/2020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4" calcext:value-type="date">
            <text:p>08/14/2020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3" calcext:value-type="date">
            <text:p>08/13/2020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2" calcext:value-type="date">
            <text:p>08/12/2020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1" calcext:value-type="date">
            <text:p>08/11/2020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10" calcext:value-type="date">
            <text:p>08/10/202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9" calcext:value-type="date">
            <text:p>08/09/2020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8" calcext:value-type="date">
            <text:p>08/08/2020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7" calcext:value-type="date">
            <text:p>08/07/2020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6" calcext:value-type="date">
            <text:p>08/06/2020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5" calcext:value-type="date">
            <text:p>08/05/2020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4" calcext:value-type="date">
            <text:p>08/04/2020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3" calcext:value-type="date">
            <text:p>08/03/2020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2" calcext:value-type="date">
            <text:p>08/02/2020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8-01" calcext:value-type="date">
            <text:p>08/01/2020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7-31" calcext:value-type="date">
            <text:p>07/31/2020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34" table:number-columns-repeated="1000"/>
          <table:table-cell table:style-name="ce57" table:number-columns-repeated="5"/>
        </table:table-row>
        <table:table-row table:style-name="ro1">
          <table:table-cell table:style-name="ce6" office:value-type="date" office:date-value="2020-07-30" calcext:value-type="date">
            <text:p>07/30/202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9" calcext:value-type="date">
            <text:p>07/29/2020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8" calcext:value-type="date">
            <text:p>07/28/2020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7" calcext:value-type="date">
            <text:p>07/27/2020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6" calcext:value-type="date">
            <text:p>07/26/2020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5" calcext:value-type="date">
            <text:p>07/25/2020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4" calcext:value-type="date">
            <text:p>07/24/2020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3" calcext:value-type="date">
            <text:p>07/23/2020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2" calcext:value-type="date">
            <text:p>07/22/2020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1" calcext:value-type="date">
            <text:p>07/21/2020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20" calcext:value-type="date">
            <text:p>07/20/20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9" calcext:value-type="date">
            <text:p>07/19/2020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8" calcext:value-type="date">
            <text:p>07/18/2020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7" calcext:value-type="date">
            <text:p>07/17/2020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6" calcext:value-type="date">
            <text:p>07/16/2020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5" calcext:value-type="date">
            <text:p>07/15/2020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4" calcext:value-type="date">
            <text:p>07/14/2020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3" calcext:value-type="date">
            <text:p>07/13/2020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2" calcext:value-type="date">
            <text:p>07/12/2020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1" calcext:value-type="date">
            <text:p>07/11/2020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10" calcext:value-type="date">
            <text:p>07/10/202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9" calcext:value-type="date">
            <text:p>07/09/2020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8" calcext:value-type="date">
            <text:p>07/08/2020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7" calcext:value-type="date">
            <text:p>07/07/2020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6" calcext:value-type="date">
            <text:p>07/06/2020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5" calcext:value-type="date">
            <text:p>07/05/2020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4" calcext:value-type="date">
            <text:p>07/04/2020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3" calcext:value-type="date">
            <text:p>07/03/2020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2" calcext:value-type="date">
            <text:p>07/02/2020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office:value-type="date" office:date-value="2020-07-01" calcext:value-type="date">
            <text:p>07/01/2020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4" table:formula="of:=11.25" office:value-type="float" office:value="11.25" calcext:value-type="float">
            <text:p>11.25</text:p>
          </table:table-cell>
          <table:table-cell table:style-name="ce34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27"/>
        <table:table-column table:style-name="co20" table:default-cell-style-name="ce27"/>
        <table:table-column table:style-name="co14" table:default-cell-style-name="ce27"/>
        <table:table-column table:style-name="co4" table:default-cell-style-name="ce27"/>
        <table:table-column table:style-name="co15" table:default-cell-style-name="ce27"/>
        <table:table-column table:style-name="co16" table:default-cell-style-name="ce27"/>
        <table:table-column table:style-name="co8" table:default-cell-style-name="ce33"/>
        <table:table-column table:style-name="co8" table:default-cell-style-name="ce27"/>
        <table:table-column table:style-name="co21" table:default-cell-style-name="ce38"/>
        <table:table-column table:style-name="co8" table:default-cell-style-name="ce41"/>
        <table:table-column table:style-name="co22" table:default-cell-style-name="ce45"/>
        <table:table-column table:style-name="co8" table:number-columns-repeated="1006" table:default-cell-style-name="ce49"/>
        <table:table-row table:style-name="ro1">
          <table:table-cell table:number-columns-repeated="3"/>
          <table:table-cell table:style-name="ce31"/>
          <table:table-cell table:number-columns-repeated="2"/>
          <table:table-cell table:style-name="ce27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27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3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3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3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3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1048576" table:display-filter-buttons="true" table:orientation="column">
          <table:filter>
            <table:filter-and>
              <table:filter-condition table:value="2020-07-01" table:operator="=" table:field-number="3">
                <table:filter-set-item table:value="2020-07-01"/>
                <table:filter-set-item table:value="2020-07-02"/>
                <table:filter-set-item table:value="2020-07-03"/>
                <table:filter-set-item table:value="2020-07-04"/>
                <table:filter-set-item table:value="2020-07-05"/>
                <table:filter-set-item table:value="2020-07-06"/>
                <table:filter-set-item table:value="2020-07-07"/>
                <table:filter-set-item table:value="2020-07-08"/>
                <table:filter-set-item table:value="2020-07-09"/>
                <table:filter-set-item table:value="2020-07-10"/>
                <table:filter-set-item table:value="2020-07-11"/>
                <table:filter-set-item table:value="2020-07-12"/>
                <table:filter-set-item table:value="2020-07-13"/>
                <table:filter-set-item table:value="2020-07-14"/>
                <table:filter-set-item table:value="2020-07-15"/>
                <table:filter-set-item table:value="2020-07-16"/>
                <table:filter-set-item table:value="2020-07-17"/>
                <table:filter-set-item table:value="2020-07-18"/>
                <table:filter-set-item table:value="2020-07-19"/>
                <table:filter-set-item table:value="2020-07-20"/>
                <table:filter-set-item table:value="2020-07-21"/>
                <table:filter-set-item table:value="2020-07-22"/>
                <table:filter-set-item table:value="2020-07-23"/>
                <table:filter-set-item table:value="2020-07-24"/>
                <table:filter-set-item table:value="2020-07-25"/>
                <table:filter-set-item table:value="2020-07-26"/>
                <table:filter-set-item table:value="2020-07-27"/>
                <table:filter-set-item table:value="2020-07-28"/>
                <table:filter-set-item table:value="2020-07-29"/>
                <table:filter-set-item table:value="2020-07-30"/>
                <table:filter-set-item table:value="2020-07-31"/>
                <table:filter-set-item table:value="2020-08-01"/>
                <table:filter-set-item table:value="2020-08-02"/>
                <table:filter-set-item table:value="2020-08-03"/>
                <table:filter-set-item table:value="2020-08-04"/>
                <table:filter-set-item table:value="2020-08-05"/>
                <table:filter-set-item table:value="2020-08-06"/>
                <table:filter-set-item table:value="2020-08-07"/>
                <table:filter-set-item table:value="2020-08-09"/>
                <table:filter-set-item table:value="2020-08-10"/>
                <table:filter-set-item table:value="2020-08-11"/>
                <table:filter-set-item table:value="2020-08-12"/>
                <table:filter-set-item table:value="2020-08-13"/>
                <table:filter-set-item table:value="2020-08-14"/>
                <table:filter-set-item table:value="2020-08-15"/>
                <table:filter-set-item table:value="2020-08-16"/>
                <table:filter-set-item table:value="2020-08-17"/>
                <table:filter-set-item table:value="2020-08-18"/>
                <table:filter-set-item table:value="2020-08-19"/>
                <table:filter-set-item table:value="2020-08-20"/>
                <table:filter-set-item table:value="2020-08-21"/>
                <table:filter-set-item table:value="2020-08-22"/>
                <table:filter-set-item table:value="2020-08-23"/>
                <table:filter-set-item table:value="2020-08-24"/>
                <table:filter-set-item table:value="2020-08-25"/>
                <table:filter-set-item table:value="2020-08-26"/>
                <table:filter-set-item table:value="2020-08-27"/>
                <table:filter-set-item table:value="2020-08-28"/>
                <table:filter-set-item table:value="2020-08-29"/>
                <table:filter-set-item table:value="2020-08-30"/>
                <table:filter-set-item table:value="2020-08-31"/>
                <table:filter-set-item table:value="2020-09-01"/>
                <table:filter-set-item table:value="2020-09-02"/>
                <table:filter-set-item table:value="2020-09-03"/>
                <table:filter-set-item table:value="2020-09-04"/>
                <table:filter-set-item table:value="2020-09-05"/>
                <table:filter-set-item table:value="2020-09-07"/>
                <table:filter-set-item table:value="2020-09-08"/>
                <table:filter-set-item table:value="2020-09-09"/>
                <table:filter-set-item table:value="2020-09-10"/>
                <table:filter-set-item table:value="2020-09-11"/>
                <table:filter-set-item table:value="2020-09-12"/>
                <table:filter-set-item table:value="2020-09-16"/>
                <table:filter-set-item table:value="2020-09-17"/>
                <table:filter-set-item table:value="2020-09-18"/>
                <table:filter-set-item table:value="2020-09-19"/>
                <table:filter-set-item table:value="2020-09-20"/>
                <table:filter-set-item table:value="2020-09-21"/>
                <table:filter-set-item table:value="2020-09-22"/>
                <table:filter-set-item table:value="2020-09-23"/>
                <table:filter-set-item table:value="2020-09-24"/>
                <table:filter-set-item table:value="2020-09-25"/>
                <table:filter-set-item table:value="2020-09-26"/>
                <table:filter-set-item table:value="2020-09-27"/>
                <table:filter-set-item table:value="2020-09-28"/>
                <table:filter-set-item table:value="2020-09-30"/>
                <table:filter-set-item table:value="2020-10-01"/>
                <table:filter-set-item table:value="2020-10-02"/>
                <table:filter-set-item table:value="2020-10-03"/>
                <table:filter-set-item table:value="2020-10-04"/>
                <table:filter-set-item table:value="2020-10-05"/>
                <table:filter-set-item table:value="2020-10-06"/>
                <table:filter-set-item table:value="2020-10-07"/>
                <table:filter-set-item table:value="2020-10-10"/>
                <table:filter-set-item table:value="2020-10-11"/>
                <table:filter-set-item table:value="2020-10-12"/>
                <table:filter-set-item table:value="2020-10-24"/>
                <table:filter-set-item table:value="2020-10-25"/>
                <table:filter-set-item table:value="2020-10-26"/>
                <table:filter-set-item table:value="2020-10-28"/>
                <table:filter-set-item table:value="2020-10-29"/>
                <table:filter-set-item table:value="2020-10-30"/>
                <table:filter-set-item table:value="2020-11-03"/>
                <table:filter-set-item table:value="2020-11-05"/>
              </table:filter-condition>
              <table:filter-condition table:value="LC-309" table:operator="=" table:field-number="0"/>
            </table:filter-and>
          </table:filter>
        </table:database-range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value="Display" table:operator="=" table:field-number="5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09:17:30.384922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09-30T16:14:57.101039189</dc:date>
    <meta:editing-duration>P31DT18H8M55S</meta:editing-duration>
    <meta:editing-cycles>1624</meta:editing-cycles>
    <meta:generator>LibreOffice/24.2.5.2$Linux_X86_64 LibreOffice_project/420$Build-2</meta:generator>
    <meta:document-statistic meta:table-count="4" meta:cell-count="5883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svg:width="5.376cm" svg:height="3.586cm" style:legend-expansion-aspect-ratio="1.49916341327384" chart:style-name="ch2"/>
        <chart:plot-area chart:style-name="ch3" table:cell-range-address="Algorithm_Problems_log_Chart.A1:Algorithm_Problems_log_Chart.E1095" chart:data-source-has-labels="both" svg:x="0.102cm" svg:y="0.599cm" svg:width="45.711cm" svg:height="19.72cm">
          <chart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